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4819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fo:font-size="10pt" fo:font-weight="bold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size="14pt" fo:font-weight="bold" style:font-size-asian="14pt" style:font-size-complex="14pt"/>
    </style:style>
    <style:style style:name="P9" style:family="paragraph" style:parent-style-name="Text_20_body">
      <style:text-properties fo:font-size="10pt" style:font-size-asian="10pt" style:font-size-complex="10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1" style:family="paragraph" style:parent-style-name="Text_20_body">
      <style:text-properties fo:font-size="10pt" officeooo:paragraph-rsid="00139b73" style:font-size-asian="10pt" style:font-size-complex="10pt"/>
    </style:style>
    <style:style style:name="P1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139b73" officeooo:paragraph-rsid="00139b73"/>
    </style:style>
    <style:style style:name="T1" style:family="text">
      <style:text-properties fo:font-weight="bold"/>
    </style:style>
    <style:style style:name="T2" style:family="text">
      <style:text-properties fo:font-size="14pt" fo:font-weight="bold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officeooo:rsid="00139b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ICHE <text:s/>1 CAS D’UTILISATION</text:p>
      <text:p text:style-name="Text_20_body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7">Nom de l'acteur :</text:p>
          </table:table-cell>
          <table:table-cell table:style-name="Tableau1.B1" office:value-type="string">
            <text:p text:style-name="P7">Description :</text:p>
          </table:table-cell>
        </table:table-row>
        <table:table-row>
          <table:table-cell table:style-name="Tableau1.A2" office:value-type="string">
            <text:p text:style-name="P4">Technicien / Opérateur lumière</text:p>
          </table:table-cell>
          <table:table-cell table:style-name="Tableau1.B2" office:value-type="string">
            <text:p text:style-name="P2">Acteur humain principal. Il décide des changements d'éclairage via l'interface PC ou Tablette. C'est lui qui déclenche l'envoi des données vers ton système.</text:p>
            <text:p text:style-name="Table_20_Contents"/>
          </table:table-cell>
        </table:table-row>
        <table:table-row>
          <table:table-cell table:style-name="Tableau1.A2" office:value-type="string">
            <text:p text:style-name="P4">Serveur Central (Raspberry Pi)</text:p>
          </table:table-cell>
          <table:table-cell table:style-name="Tableau1.B2" office:value-type="string">
            <text:p text:style-name="P2">Acteur système. Il envoie les trames Art-Net (protocole UDP) via le réseau WiFi vers tes modules ESP32. Il agit comme le "donneur d'ordre" pour tes modules.</text:p>
            <text:p text:style-name="Table_20_Contents"/>
          </table:table-cell>
        </table:table-row>
        <table:table-row>
          <table:table-cell table:style-name="Tableau1.A2" office:value-type="string">
            <text:p text:style-name="P4">Projecteur DMX</text:p>
          </table:table-cell>
          <table:table-cell table:style-name="Tableau1.B2" office:value-type="string">
            <text:p text:style-name="P2">Acteur passif (équipement). Il reçoit le signal électrique DMX512 généré par ton module ESP32 et affiche la lumière demandée.</text:p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8">Nom du cas <text:span text:style-name="T5">1 </text:span>d'utilisation</text:p>
          </table:table-cell>
          <table:table-cell table:style-name="Tableau2.B1" office:value-type="string">
            <text:p text:style-name="P1"><text:span text:style-name="T2">Convertir Art-Net en DMX512</text:span> </text:p>
          </table:table-cell>
        </table:table-row>
        <table:table-row>
          <table:table-cell table:style-name="Tableau2.A2" office:value-type="string">
            <text:p text:style-name="P4">Pré-conditions :</text:p>
          </table:table-cell>
          <table:table-cell table:style-name="Tableau2.B2" office:value-type="string">
            <text:p text:style-name="P3">- Le module ESP32 est alimenté et connecté au réseau WiFi .</text:p>
            <text:p text:style-name="P3"/>
            <text:p text:style-name="P3">- Le module est configuré sur le bon Univers (ex: Univers 1, 2 ou 3) .</text:p>
            <text:p text:style-name="P3"/>
            <text:p text:style-name="P3">- La liaison série (UART) vers l'adaptateur RS-485 est initialisée.</text:p>
          </table:table-cell>
        </table:table-row>
        <table:table-row>
          <table:table-cell table:style-name="Tableau2.A2" office:value-type="string">
            <text:p text:style-name="P4">Post-conditions :</text:p>
          </table:table-cell>
          <table:table-cell table:style-name="Tableau2.B2" office:value-type="string">
            <text:p text:style-name="P5">- Les projecteurs DMX connectés reçoivent un signal DMX512 valide et mettent à jour leur état lumineux.</text:p>
          </table:table-cell>
        </table:table-row>
        <table:table-row>
          <table:table-cell table:style-name="Tableau2.A2" office:value-type="string">
            <text:p text:style-name="P4">Scénario principal :</text:p>
          </table:table-cell>
          <table:table-cell table:style-name="Tableau2.B2" office:value-type="string">
            <text:p text:style-name="P9">1. Le module ESP32 écoute sur le port UDP standard Art-Net (6454).</text:p>
            <text:p text:style-name="P10">2. Le <text:span text:style-name="T3">Serveur Central (Raspberry Pi)</text:span> envoie une trame Art-Net contenant les données d'éclairage.</text:p>
            <text:p text:style-name="P9">3. L'ESP32 reçoit la trame et vérifie l'entête (Header "Art-Net").</text:p>
            <text:p text:style-name="P11">4. L'ESP32 extrait les 512 canaux de données (DMX data).</text:p>
            <text:p text:style-name="P11">5. L'ESP32 convertit ces données en signal série et les transmet via l'adaptateur RS-485 aux projecteurs.</text:p>
          </table:table-cell>
        </table:table-row>
        <table:table-row>
          <table:table-cell table:style-name="Tableau2.A2" office:value-type="string">
            <text:p text:style-name="P4">Alternatives :</text:p>
          </table:table-cell>
          <table:table-cell table:style-name="Tableau2.B2" office:value-type="string">
            <text:p text:style-name="P1"><text:span text:style-name="T4">Mode Diagnostic / Test : Si le Technicien utilise la Tablette en mode "Test direct", c'est la Tablette qui envoie directement la trame Art-Net au lieu du Raspberry Pi. Le fonctionnement de conversion reste identique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3" table:style-name="Tableau3">
        <table:table-column table:style-name="Tableau3.A" table:number-columns-repeated="2"/>
        <text:soft-page-break/>
        <table:table-row>
          <table:table-cell table:style-name="Tableau3.A1" office:value-type="string">
            <text:p text:style-name="P8">Nom du cas d'utilisation</text:p>
          </table:table-cell>
          <table:table-cell table:style-name="Tableau3.B1" office:value-type="string">
            <text:p text:style-name="P1"><text:span text:style-name="T2">Piloter le ruban LED (Rendre compatible DMX)</text:span> </text:p>
          </table:table-cell>
        </table:table-row>
        <table:table-row>
          <table:table-cell table:style-name="Tableau3.A2" office:value-type="string">
            <text:p text:style-name="P4">Pré-conditions :</text:p>
          </table:table-cell>
          <table:table-cell table:style-name="Tableau3.B2" office:value-type="string">
            <text:p text:style-name="P9">- Le module ESP32 dédié au ruban LED est alimenté.</text:p>
            <text:p text:style-name="P9">- Le ruban LED est physiquement connecté aux broches PWM de l'ESP32.</text:p>
            <text:p text:style-name="P9">- Le module reçoit des instructions DMX (soit via le réseau Art-Net converti en interne, soit via un signal DMX filaire selon l'architecture choisie).</text:p>
          </table:table-cell>
        </table:table-row>
        <table:table-row>
          <table:table-cell table:style-name="Tableau3.A2" office:value-type="string">
            <text:p text:style-name="P4">Post-conditions :</text:p>
          </table:table-cell>
          <table:table-cell table:style-name="Tableau3.B2" office:value-type="string">
            <text:p text:style-name="P5">- Le ruban LED s'allume avec la couleur et l'intensité demandées.</text:p>
          </table:table-cell>
        </table:table-row>
        <table:table-row>
          <table:table-cell table:style-name="Tableau3.A2" office:value-type="string">
            <text:p text:style-name="P4">Scénario principal :</text:p>
          </table:table-cell>
          <table:table-cell table:style-name="Tableau3.B2" office:value-type="string">
            <text:p text:style-name="P9">1. Le module reçoit les valeurs DMX pour les canaux Rouge, Vert et Bleu (RGB).</text:p>
            <text:p text:style-name="P9">2. Le système associe les canaux DMX reçus aux broches de sortie correspondantes.</text:p>
            <text:p text:style-name="P9">3. Le microcontrôleur génère des signaux PWM (Pulse Width Modulation) proportionnels aux valeurs reçues (0-255).</text:p>
            <text:p text:style-name="P10">4. Le ruban LED change de couleur ou d'intensité instantanément.</text:p>
          </table:table-cell>
        </table:table-row>
        <table:table-row>
          <table:table-cell table:style-name="Tableau3.A2" office:value-type="string">
            <text:p text:style-name="P4">Alternatives :</text:p>
          </table:table-cell>
          <table:table-cell table:style-name="Tableau3.B2" office:value-type="string">
            <text:p text:style-name="P6">Perte de signal : Si aucune donnée DMX n'est reçue pendant un temps donné, le module peut maintenir le dernier état connu ou éteindre le ruban (sécurité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0:58:47.458578312</meta:creation-date>
    <dc:date>2026-01-13T11:11:22.792716915</dc:date>
    <meta:editing-duration>PT2M13S</meta:editing-duration>
    <meta:editing-cycles>1</meta:editing-cycles>
    <meta:document-statistic meta:table-count="3" meta:image-count="0" meta:object-count="0" meta:page-count="2" meta:paragraph-count="40" meta:word-count="415" meta:character-count="2550" meta:non-whitespace-character-count="2172"/>
    <meta:generator>LibreOffice/24.2.7.2$Linux_X86_64 LibreOffice_project/420$Build-2</meta:generator>
  </office:meta>
</office:document-meta>
</file>